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282cm" fo:min-width="0.032cm"/>
    </style:style>
    <style:style style:name="gr2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3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4" style:family="graphic" style:parent-style-name="objectwithoutfill">
      <style:graphic-properties draw:marker-end="Arrow" draw:marker-end-width="0.3cm" draw:fill="none" draw:textarea-horizontal-align="left" draw:textarea-vertical-align="middle" fo:padding-left="-0.25cm" fo:padding-right="0.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 fo:padding-right="-0.5cm"/>
    </style:style>
    <style:style style:name="gr6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style:text-position="sub 58%" fo:font-size="12pt" style:font-size-asian="18pt" style:font-size-complex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12pt" fo:font-style="normal" fo:text-shadow="none" style:text-underline-style="none" fo:font-weight="normal" style:letter-kerning="true" style:font-name-asian="Verdana" style:font-size-asian="18pt" style:font-style-asian="normal" style:font-weight-asian="normal" style:font-name-complex="Verdan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0.75cm" svg:height="0.75cm" svg:x="5.64cm" svg:y="2.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015cm" svg:y1="2.95cm" svg:x2="6.015cm" svg:y2="4.2cm" draw:start-shape="id1" draw:start-glue-point="8" draw:end-shape="id2" draw:end-glue-point="4" svg:d="M6015 2950v1250" svg:viewBox="0 0 1 1251">
          <text:p text:style-name="P1"><text:span text:style-name="T1">a</text:span></text:p>
        </draw:connector>
        <draw:custom-shape draw:style-name="gr1" draw:text-style-name="P2" draw:layer="layout" svg:width="0.75cm" svg:height="0.75cm" svg:x="5.64cm" svg:y="6.3cm">
          <text:p text:style-name="P3"><text:span text:style-name="T1">S</text:span><text:span text:style-name="T2">3</text:span><text:span text:style-name="T3">√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75cm" svg:height="0.75cm" svg:x="10.74cm" svg:y="2.3cm">
          <text:p text:style-name="P1"><text:span text:style-name="T4">q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.047cm" svg:y1="1.187cm" svg:x2="5.749cm" svg:y2="2.309cm" draw:end-shape="id1" draw:end-glue-point="5" svg:d="M5047 1187l702 1122" svg:viewBox="0 0 703 1123">
          <text:p/>
        </draw:connector>
        <draw:connector draw:style-name="gr3" draw:text-style-name="P2" draw:layer="layout" draw:type="line" svg:x1="10.147cm" svg:y1="1.287cm" svg:x2="10.849cm" svg:y2="2.409cm" svg:d="M10147 1287l702 1122" svg:viewBox="0 0 703 1123">
          <text:p/>
        </draw:connector>
        <draw:connector draw:style-name="gr4" draw:text-style-name="P2" draw:layer="layout" draw:type="line" svg:x1="11.115cm" svg:y1="3.05cm" svg:x2="10.264cm" svg:y2="4.31cm" draw:start-shape="id3" draw:start-glue-point="8" draw:end-shape="id4" draw:end-glue-point="11" svg:d="M11115 3050l-851 1260" svg:viewBox="0 0 852 1261">
          <text:p text:style-name="P1"><text:span text:style-name="T1">a</text:span></text:p>
        </draw:connector>
        <draw:connector draw:style-name="gr5" draw:text-style-name="P2" draw:layer="layout" draw:type="line" svg:x1="11.115cm" svg:y1="3.05cm" svg:x2="11.919cm" svg:y2="4.309cm" draw:start-shape="id3" draw:start-glue-point="8" draw:end-shape="id5" draw:end-glue-point="5" svg:d="M11115 3050l804 1259" svg:viewBox="0 0 805 1260">
          <text:p text:style-name="P1"><text:span text:style-name="T1">a</text:span></text:p>
        </draw:connector>
        <draw:custom-shape draw:style-name="gr1" draw:text-style-name="P2" xml:id="id2" draw:id="id2" draw:layer="layout" svg:width="0.75cm" svg:height="0.75cm" svg:x="5.64cm" svg:y="4.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989cm" svg:y1="4.95cm" svg:x2="6.015cm" svg:y2="6.3cm" svg:d="M5989 4950l26 1350" svg:viewBox="0 0 27 1351">
          <text:p text:style-name="P1"><text:span text:style-name="T1">b</text:span></text:p>
        </draw:connector>
        <draw:frame draw:style-name="gr6" draw:text-style-name="P1" draw:layer="layout" svg:width="0.795cm" svg:height="0.47cm" svg:x="3.91cm" svg:y="2.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1.999cm" svg:height="0.999cm" svg:x="8.864cm" svg:y="1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2" xml:id="id4" draw:id="id4" draw:layer="layout" svg:width="0.75cm" svg:height="0.75cm" svg:x="9.623cm" svg:y="4.201cm">
          <text:p text:style-name="P1"><text:span text:style-name="T4">q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75cm" svg:height="0.75cm" svg:x="9.61cm" svg:y="6.3cm">
          <text:p text:style-name="P1"><text:span text:style-name="T4">q</text:span><text:span text:style-name="T2">3</text:span><text:span text:style-name="T3">√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75cm" svg:height="0.75cm" svg:x="11.81cm" svg:y="4.2cm">
          <text:p text:style-name="P1"><text:span text:style-name="T4">q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998cm" svg:y1="4.951cm" svg:x2="9.985cm" svg:y2="6.3cm" draw:start-shape="id4" draw:start-glue-point="8" draw:end-shape="id6" draw:end-glue-point="4" svg:d="M9998 4951l-13 1349" svg:viewBox="0 0 14 1350">
          <text:p text:style-name="P1"><text:span text:style-name="T1">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1-28T23:14:54.710000000</dc:date>
    <dc:creator>luciano de falco alfano</dc:creator>
    <meta:editing-duration>PT55M12S</meta:editing-duration>
    <meta:editing-cycles>6</meta:editing-cycles>
    <meta:generator>LibreOffice/6.1.3.2$Windows_X86_64 LibreOffice_project/86daf60bf00efa86ad547e59e09d6bb77c699acb</meta:generator>
    <meta:document-statistic meta:object-count="16"/>
  </office:meta>
</office:document-meta>
</file>

<file path=Object 1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2/content.xml><?xml version="1.0" encoding="utf-8"?>
<math xmlns="http://www.w3.org/1998/Math/MathML" display="block"/>
</file>